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8">
      <style:drawing-page-properties draw:fill="bitmap" draw:fill-image-name="a20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7">
      <style:drawing-page-properties draw:fill="bitmap" draw:fill-image-name="a20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3">
      <style:drawing-page-properties draw:fill="bitmap" draw:fill-image-name="a19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7">
      <style:drawing-page-properties draw:fill="bitmap" draw:fill-image-name="a21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3">
      <style:drawing-page-properties draw:fill="bitmap" draw:fill-image-name="a20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8">
      <style:drawing-page-properties draw:fill="bitmap" draw:fill-image-name="a20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9">
      <style:drawing-page-properties draw:fill="bitmap" draw:fill-image-name="a201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6">
      <style:drawing-page-properties draw:fill="bitmap" draw:fill-image-name="a19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7">
      <style:drawing-page-properties draw:fill="bitmap" draw:fill-image-name="a20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9">
      <style:drawing-page-properties draw:fill="bitmap" draw:fill-image-name="a19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PHISHING</text:span><text:span text:style-name="a1941" text:class-names=""/></text:p>
          </draw:text-box>
          <svg:title/>
          <svg:desc/>
        </draw:frame>
        <draw:frame draw:id="id864" presentation:style-name="a1947" draw:name="Subtitle 2" svg:x="2.05208in" svg:y="3.93924in" svg:width="9.61458in" svg:height="1.81076in" presentation:class="subtitle" presentation:placeholder="false">
          <draw:text-box>
            <text:p text:style-name="a1946" text:class-names="" text:cond-style-name=""><text:span text:style-name="a1944" text:class-names="">What is it? How it works?<text:s text:c="1"/></text:span><text:span text:style-name="a1945" text:class-names=""/></text:p>
          </draw:text-box>
          <svg:title/>
          <svg:desc/>
        </draw:frame>
      </draw:page>
      <draw:page draw:name="Slide2" draw:style-name="a1949" draw:master-page-name="Master1-Layout2-obj-Title-and-Content" presentation:presentation-page-layout-name="Master1-PPL2" draw:id="Slide-257">
        <draw:frame draw:id="id865" presentation:style-name="a1953" draw:name="Title 1" svg:x="1.24826in" svg:y="0.67642in" svg:width="10.83333in" svg:height="1.61698in" presentation:class="title" presentation:placeholder="false">
          <draw:text-box>
            <text:p text:style-name="a1952" text:class-names="" text:cond-style-name=""><text:span text:style-name="a1950" text:class-names="">Definition <text:tab/>of phishing</text:span><text:span text:style-name="a1951" text:class-names=""/></text:p>
          </draw:text-box>
          <svg:title/>
          <svg:desc/>
        </draw:frame>
        <draw:frame draw:id="id866" presentation:style-name="a1961" draw:name="Content Placeholder 2" svg:x="1.24826in" svg:y="2.46007in" svg:width="10.83333in" svg:height="3.87327in" presentation:class="outline" presentation:placeholder="false">
          <draw:text-box>
            <text:list text:style-name="a1956">
              <text:list-item>
                <text:p text:style-name="a1955" text:class-names="" text:cond-style-name=""><text:span text:style-name="a1954" text:class-names="">The fraudulent practice of sending emails or other messages purporting to be from a reputable person or organization to induce individuals to reveal personal information or insist on clicking a link to compromise the user’s device.</text:span></text:p>
              </text:list-item>
            </text:list>
            <text:list text:style-name="a1960">
              <text:list-item>
                <text:p text:style-name="a1959" text:class-names="" text:cond-style-name=""><text:span text:style-name="a1957" text:class-names="">Most phishing attacks have a sense of urgency and ignites emotion especially on attacks that has an action to click on a photo or link.</text:span><text:span text:style-name="a1958" text:class-names=""/></text:p>
              </text:list-item>
            </text:list>
          </draw:text-box>
          <svg:title/>
          <svg:desc/>
        </draw:frame>
      </draw:page>
      <draw:page draw:name="Slide3" draw:style-name="a1963" draw:master-page-name="Master1-Layout2-obj-Title-and-Content" presentation:presentation-page-layout-name="Master1-PPL2" draw:id="Slide-258">
        <draw:frame draw:id="id867" presentation:style-name="a1967" draw:name="Title 1" svg:x="1.24826in" svg:y="0.67642in" svg:width="10.83333in" svg:height="1.61698in" presentation:class="title" presentation:placeholder="false">
          <draw:text-box>
            <text:p text:style-name="a1966" text:class-names="" text:cond-style-name=""><text:span text:style-name="a1964" text:class-names="">Types of phishing attacks</text:span><text:span text:style-name="a1965" text:class-names=""/></text:p>
          </draw:text-box>
          <svg:title/>
          <svg:desc/>
        </draw:frame>
        <draw:frame draw:id="id868" presentation:style-name="a1984" draw:name="Content Placeholder 2" svg:x="1.24826in" svg:y="2.46007in" svg:width="10.83333in" svg:height="3.87327in" presentation:class="outline" presentation:placeholder="false">
          <draw:text-box>
            <text:list text:style-name="a1970">
              <text:list-item>
                <text:p text:style-name="a1969" text:class-names="" text:cond-style-name=""><text:span text:style-name="a1968" text:class-names="">Email Phishing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SMS Phishing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Image Phishing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Malware Phishing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0" text:class-names="">Social Media</text:span><text:span text:style-name="a1981" text:class-names=""/></text:p>
              </text:list-item>
            </text:list>
          </draw:text-box>
          <svg:title/>
          <svg:desc/>
        </draw:frame>
      </draw:page>
      <draw:page draw:name="Slide4" draw:style-name="a1986" draw:master-page-name="Master1-Layout2-obj-Title-and-Content" presentation:presentation-page-layout-name="Master1-PPL2" draw:id="Slide-259">
        <draw:frame draw:id="id869" presentation:style-name="a1990" draw:name="Title 1" svg:x="1.24826in" svg:y="0.67642in" svg:width="10.83333in" svg:height="1.61698in" presentation:class="title" presentation:placeholder="false">
          <draw:text-box>
            <text:p text:style-name="a1989" text:class-names="" text:cond-style-name=""><text:span text:style-name="a1987" text:class-names="">What happens if you are tricked by phishing</text:span><text:span text:style-name="a1988" text:class-names=""/></text:p>
          </draw:text-box>
          <svg:title/>
          <svg:desc/>
        </draw:frame>
        <draw:frame draw:id="id870" presentation:style-name="a2001" draw:name="Content Placeholder 2" svg:x="1.24826in" svg:y="2.46007in" svg:width="10.83333in" svg:height="3.87327in" presentation:class="outline" presentation:placeholder="false">
          <draw:text-box>
            <text:list text:style-name="a1993">
              <text:list-item>
                <text:p text:style-name="a1992" text:class-names="" text:cond-style-name=""><text:span text:style-name="a1991" text:class-names="">Data Compromise – will lead to data hostage where the hackers will ask for ransom for the compromised data.</text:span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>Network/Device shutdown – some attacks will hostage the whole device and networks instead then will ask for ransom.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7" text:class-names="">Security Breach – such breaches can damage the whole reputation of the company and will be considered a scandal than can lead to permanent reputation damages.</text:span><text:span text:style-name="a1998" text:class-names=""/></text:p>
              </text:list-item>
            </text:list>
          </draw:text-box>
          <svg:title/>
          <svg:desc/>
        </draw:frame>
      </draw:page>
      <draw:page draw:name="Slide6" draw:style-name="a2003" draw:master-page-name="Master1-Layout2-obj-Title-and-Content" presentation:presentation-page-layout-name="Master1-PPL2" draw:id="Slide-261">
        <draw:frame draw:id="id871" presentation:style-name="a2007" draw:name="Title 1" svg:x="1.24826in" svg:y="0.67642in" svg:width="10.83333in" svg:height="1.61698in" presentation:class="title" presentation:placeholder="false">
          <draw:text-box>
            <text:p text:style-name="a2006" text:class-names="" text:cond-style-name=""><text:span text:style-name="a2004" text:class-names="">Is it common?</text:span><text:span text:style-name="a2005" text:class-names=""/></text:p>
          </draw:text-box>
          <svg:title/>
          <svg:desc/>
        </draw:frame>
        <draw:frame draw:id="id872" presentation:style-name="a2017" draw:name="Content Placeholder 2" svg:x="1.24826in" svg:y="2.46007in" svg:width="10.83333in" svg:height="3.87327in" presentation:class="outline" presentation:placeholder="false">
          <draw:text-box>
            <text:list text:style-name="a2010">
              <text:list-item>
                <text:p text:style-name="a2009" text:class-names="" text:cond-style-name=""><text:span text:style-name="a2008" text:class-names="">Phishing email statistics suggest that nearly 1.2% of all emails sent are malicious, which in numbers translated to 3.4 billion phishing emails daily.</text:span></text:p>
              </text:list-item>
            </text:list>
            <text:list text:style-name="a2016">
              <text:list-item>
                <text:p text:style-name="a2015" text:class-names="" text:cond-style-name=""><text:span text:style-name="a2011" text:class-names="">You can also receive such attacks from your mobile phone via<text:s text:c="1"/></text:span><text:span text:style-name="a2012" text:class-names="">sms</text:span><text:span text:style-name="a2013" text:class-names="">, social media and web pages.</text:span><text:span text:style-name="a2014" text:class-names=""/></text:p>
              </text:list-item>
            </text:list>
          </draw:text-box>
          <svg:title/>
          <svg:desc/>
        </draw:frame>
      </draw:page>
      <draw:page draw:name="Slide5" draw:style-name="a2019" draw:master-page-name="Master1-Layout2-obj-Title-and-Content" presentation:presentation-page-layout-name="Master1-PPL2" draw:id="Slide-260">
        <draw:frame draw:id="id873" presentation:style-name="a2023" draw:name="Title 1" svg:x="1.24826in" svg:y="0.67642in" svg:width="10.83333in" svg:height="1.61698in" presentation:class="title" presentation:placeholder="false">
          <draw:text-box>
            <text:p text:style-name="a2022" text:class-names="" text:cond-style-name=""><text:span text:style-name="a2020" text:class-names="">What to do if you are tricked?</text:span><text:span text:style-name="a2021" text:class-names=""/></text:p>
          </draw:text-box>
          <svg:title/>
          <svg:desc/>
        </draw:frame>
        <draw:frame draw:id="id874" presentation:style-name="a2036" draw:name="Content Placeholder 2" svg:x="1.24826in" svg:y="2.46007in" svg:width="10.83333in" svg:height="3.87327in" presentation:class="outline" presentation:placeholder="false">
          <draw:text-box>
            <text:list text:style-name="a2026">
              <text:list-item>
                <text:p text:style-name="a2025" text:class-names="" text:cond-style-name=""><text:span text:style-name="a2024" text:class-names="">Shut down the device immediately and disconnect to the internet to prevent further damages.</text:span></text:p>
              </text:list-item>
            </text:list>
            <text:list text:style-name="a2029">
              <text:list-item>
                <text:p text:style-name="a2028" text:class-names="" text:cond-style-name=""><text:span text:style-name="a2027" text:class-names="">Execute company policies on what to do if such cases arise.</text:span></text:p>
              </text:list-item>
            </text:list>
            <text:list text:style-name="a2032">
              <text:list-item>
                <text:p text:style-name="a2031" text:class-names="" text:cond-style-name=""><text:span text:style-name="a2030" text:class-names="">Contact the IT support on what steps to take next.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/></text:p>
              </text:list-item>
            </text:list>
          </draw:text-box>
          <svg:title/>
          <svg:desc/>
        </draw:frame>
      </draw:page>
      <draw:page draw:name="Slide7" draw:style-name="a2038" draw:master-page-name="Master1-Layout2-obj-Title-and-Content" presentation:presentation-page-layout-name="Master1-PPL2" draw:id="Slide-262">
        <draw:frame draw:id="id875" presentation:style-name="a2042" draw:name="Title 1" svg:x="1.24826in" svg:y="0.67642in" svg:width="10.83333in" svg:height="1.61698in" presentation:class="title" presentation:placeholder="false">
          <draw:text-box>
            <text:p text:style-name="a2041" text:class-names="" text:cond-style-name=""><text:span text:style-name="a2039" text:class-names="">How to protect myself?</text:span><text:span text:style-name="a2040" text:class-names=""/></text:p>
          </draw:text-box>
          <svg:title/>
          <svg:desc/>
        </draw:frame>
        <draw:frame draw:id="id876" presentation:style-name="a2056" draw:name="Content Placeholder 2" svg:x="1.24826in" svg:y="2.46007in" svg:width="10.83333in" svg:height="3.87327in" presentation:class="outline" presentation:placeholder="false">
          <draw:text-box>
            <text:list text:style-name="a2045">
              <text:list-item>
                <text:p text:style-name="a2044" text:class-names="" text:cond-style-name=""><text:span text:style-name="a2043" text:class-names="">Educate yourself on phishing.</text:span></text:p>
              </text:list-item>
            </text:list>
            <text:list text:style-name="a2048">
              <text:list-item>
                <text:p text:style-name="a2047" text:class-names="" text:cond-style-name=""><text:span text:style-name="a2046" text:class-names="">Follow company guidelines.</text:span></text:p>
              </text:list-item>
            </text:list>
            <text:list text:style-name="a2051">
              <text:list-item>
                <text:p text:style-name="a2050" text:class-names="" text:cond-style-name=""><text:span text:style-name="a2049" text:class-names="">Avoid using the same email for personal and work. Have a separate email for work and personal.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2" text:class-names="">Think before you think.</text:span><text:span text:style-name="a2053" text:class-names=""/></text:p>
              </text:list-item>
            </text:list>
          </draw:text-box>
          <svg:title/>
          <svg:desc/>
        </draw:frame>
      </draw:page>
      <draw:page draw:name="Slide8" draw:style-name="a2058" draw:master-page-name="Master1-Layout2-obj-Title-and-Content" presentation:presentation-page-layout-name="Master1-PPL2" draw:id="Slide-263">
        <draw:frame draw:id="id877" presentation:style-name="a2062" draw:name="Title 1" svg:x="1.24826in" svg:y="0.67642in" svg:width="10.83333in" svg:height="1.61698in" presentation:class="title" presentation:placeholder="false">
          <draw:text-box>
            <text:p text:style-name="a2061" text:class-names="" text:cond-style-name=""><text:span text:style-name="a2059" text:class-names="">Checklist for email safety</text:span><text:span text:style-name="a2060" text:class-names=""/></text:p>
          </draw:text-box>
          <svg:title/>
          <svg:desc/>
        </draw:frame>
        <draw:frame draw:id="id878" presentation:style-name="a2075" draw:name="Content Placeholder 2" svg:x="1.24826in" svg:y="2.46007in" svg:width="10.83333in" svg:height="3.87327in" presentation:class="outline" presentation:placeholder="false">
          <draw:text-box>
            <text:list text:style-name="a2065">
              <text:list-item>
                <text:p text:style-name="a2064" text:class-names="" text:cond-style-name=""><text:span text:style-name="a2063" text:class-names="">Check the sender email if it is from the correct sender. Some hackers use an almost identical email address from the person they are referencing. Some replaces small letter L with Capital I ( l vs I ) while in other cases they add numbers at the end.</text:span></text:p>
              </text:list-item>
            </text:list>
            <text:list text:style-name="a2068">
              <text:list-item>
                <text:p text:style-name="a2067" text:class-names="" text:cond-style-name=""><text:span text:style-name="a2066" text:class-names="">Check the relevance of the title. It is better to not view emails that are not significant.</text:span></text:p>
              </text:list-item>
            </text:list>
            <text:list text:style-name="a2071">
              <text:list-item>
                <text:p text:style-name="a2070" text:class-names="" text:cond-style-name=""><text:span text:style-name="a2069" text:class-names="">Check for incorrect spellings and grammatical errors.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/></text:p>
              </text:list-item>
            </text:list>
          </draw:text-box>
          <svg:title/>
          <svg:desc/>
        </draw:frame>
      </draw:page>
      <draw:page draw:name="Slide9" draw:style-name="a2077" draw:master-page-name="Master1-Layout2-obj-Title-and-Content" presentation:presentation-page-layout-name="Master1-PPL2" draw:id="Slide-264">
        <draw:frame draw:id="id879" presentation:style-name="a2081" draw:name="Title 1" svg:x="1.24826in" svg:y="0.67642in" svg:width="10.83333in" svg:height="1.61698in" presentation:class="title" presentation:placeholder="false">
          <draw:text-box>
            <text:p text:style-name="a2080" text:class-names="" text:cond-style-name=""><text:span text:style-name="a2078" text:class-names="">Checklist for email safety</text:span><text:span text:style-name="a2079" text:class-names=""/></text:p>
          </draw:text-box>
          <svg:title/>
          <svg:desc/>
        </draw:frame>
        <draw:frame draw:id="id880" presentation:style-name="a2095" draw:name="Content Placeholder 2" svg:x="1.24826in" svg:y="2.46007in" svg:width="10.83333in" svg:height="3.87327in" presentation:class="outline" presentation:placeholder="false">
          <draw:text-box>
            <text:list text:style-name="a2085">
              <text:list-item>
                <text:p text:style-name="a2084" text:class-names="" text:cond-style-name=""><text:span text:style-name="a2082" text:class-names="">Check if the email sparks a sense of urgency and emotion.</text:span><text:span text:style-name="a2083" text:class-names=""><text:s text:c="1"/>Most phishing attacks use this tactic in order for the victim to think first if it is legitimate or not.</text:span></text:p>
              </text:list-item>
            </text:list>
            <text:list text:style-name="a2088">
              <text:list-item>
                <text:p text:style-name="a2087" text:class-names="" text:cond-style-name=""><text:span text:style-name="a2086" text:class-names="">Check if sender is an [EXTERNAL] user. Be more cautious from such senders.</text:span></text:p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>Avoid clicking links or images from the email if you are still not sure of the legitimacy</text:span></text:p>
              </text:list-item>
            </text:list>
            <text:list text:style-name="a2094">
              <text:list-item>
                <text:p text:style-name="a2093" text:class-names="" text:cond-style-name=""><text:span text:style-name="a2092" text:class-names="">Contact the sender if the email is legitimate.</text:span></text:p>
              </text:list-item>
            </text:list>
          </draw:text-box>
          <svg:title/>
          <svg:desc/>
        </draw:frame>
      </draw:page>
      <draw:page draw:name="Slide10" draw:style-name="a2097" draw:master-page-name="Master1-Layout2-obj-Title-and-Content" presentation:presentation-page-layout-name="Master1-PPL2" draw:id="Slide-265">
        <draw:frame draw:id="id881" presentation:style-name="a2101" draw:name="Title 1" svg:x="1.24826in" svg:y="0.67642in" svg:width="10.83333in" svg:height="1.61698in" presentation:class="title" presentation:placeholder="false">
          <draw:text-box>
            <text:p text:style-name="a2100" text:class-names="" text:cond-style-name=""><text:span text:style-name="a2098" text:class-names="">Checklist for SMS and social media safety</text:span><text:span text:style-name="a2099" text:class-names=""/></text:p>
          </draw:text-box>
          <svg:title/>
          <svg:desc/>
        </draw:frame>
        <draw:frame draw:id="id882" presentation:style-name="a2115" draw:name="Content Placeholder 2" svg:x="1.24826in" svg:y="2.46007in" svg:width="10.83333in" svg:height="3.87327in" presentation:class="outline" presentation:placeholder="false">
          <draw:text-box>
            <text:list text:style-name="a2104">
              <text:list-item>
                <text:p text:style-name="a2103" text:class-names="" text:cond-style-name=""><text:span text:style-name="a2102" text:class-names="">Think first before clicking any links.</text:span></text:p>
              </text:list-item>
            </text:list>
            <text:list text:style-name="a2107">
              <text:list-item>
                <text:p text:style-name="a2106" text:class-names="" text:cond-style-name=""><text:span text:style-name="a2105" text:class-names="">Take caution clicking any links from an unknown sender.</text:span></text:p>
              </text:list-item>
            </text:list>
            <text:list text:style-name="a2110">
              <text:list-item>
                <text:p text:style-name="a2109" text:class-names="" text:cond-style-name=""><text:span text:style-name="a2108" text:class-names="">Avoid displaying your personal number and email in social media profiles to avoid increased rate of phishing attacks.</text:span></text:p>
              </text:list-item>
            </text:list>
            <text:list text:style-name="a2114">
              <text:list-item>
                <text:p text:style-name="a2113" text:class-names="" text:cond-style-name=""><text:span text:style-name="a2111" text:class-names="">Be cautious clicking links even if the sender is a friend. Their account might be compromised and a hacker might be simply using the account to hack others.</text:span><text:span text:style-name="a2112" text:class-names=""/></text:p>
              </text:list-item>
            </text:list>
          </draw:text-box>
          <svg:title/>
          <svg:desc/>
        </draw:frame>
      </draw:page>
      <draw:page draw:name="Slide11" draw:style-name="a2117" draw:master-page-name="Master1-Layout2-obj-Title-and-Content" presentation:presentation-page-layout-name="Master1-PPL2" draw:id="Slide-266">
        <draw:frame draw:id="id883" presentation:style-name="a2121" draw:name="Title 1" svg:x="1.24826in" svg:y="0.67642in" svg:width="10.83333in" svg:height="1.61698in" presentation:class="title" presentation:placeholder="false">
          <draw:text-box>
            <text:p text:style-name="a2120" text:class-names="" text:cond-style-name=""><text:span text:style-name="a2118" text:class-names="">Afterword</text:span><text:span text:style-name="a2119" text:class-names=""/></text:p>
          </draw:text-box>
          <svg:title/>
          <svg:desc/>
        </draw:frame>
        <draw:frame draw:id="id884" presentation:style-name="a2136" draw:name="Content Placeholder 2" svg:x="1.24826in" svg:y="2.46007in" svg:width="10.83333in" svg:height="3.87327in" presentation:class="outline" presentation:placeholder="false">
          <draw:text-box>
            <text:list text:style-name="a2124">
              <text:list-item>
                <text:p text:style-name="a2123" text:class-names="" text:cond-style-name=""><text:span text:style-name="a2122" text:class-names="">Continue learning some articles about phishing attacks since it always find new ways to hack other people.<text:s text:c="1"/></text:span></text:p>
              </text:list-item>
            </text:list>
            <text:list text:style-name="a2127">
              <text:list-item>
                <text:p text:style-name="a2126" text:class-names="" text:cond-style-name=""><text:span text:style-name="a2125" text:class-names="">Always be alert on protecting your personal data.</text:span></text:p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>Use a multi-factor authentication to further secure your data.</text:span></text:p>
              </text:list-item>
            </text:list>
            <text:list text:style-name="a2135">
              <text:list-item>
                <text:p text:style-name="a2134" text:class-names="" text:cond-style-name=""><text:span text:style-name="a2131" text:class-names="">Regularly change your password and use a combination of alpha-numeric and<text:s text:c="1"/></text:span><text:span text:style-name="a2132" text:class-names="">special characters.</text:span><text:span text:style-name="a21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709635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1.png" xlink:show="embed" xlink:actuate="onLoad"/>
    <draw:fill-image draw:name="a1722" xlink:href="media/image1.png" xlink:show="embed" xlink:actuate="onLoad"/>
    <draw:fill-image draw:name="a564" xlink:href="media/image1.png" xlink:show="embed" xlink:actuate="onLoad"/>
    <draw:fill-image draw:name="a1830" xlink:href="media/image1.png" xlink:show="embed" xlink:actuate="onLoad"/>
    <draw:fill-image draw:name="a2116" xlink:href="media/image1.png" xlink:show="embed" xlink:actuate="onLoad"/>
    <draw:fill-image draw:name="a107" xlink:href="media/image1.png" xlink:show="embed" xlink:actuate="onLoad"/>
    <draw:fill-image draw:name="a788" xlink:href="media/image1.png" xlink:show="embed" xlink:actuate="onLoad"/>
    <draw:fill-image draw:name="a1985" xlink:href="media/image1.png" xlink:show="embed" xlink:actuate="onLoad"/>
    <draw:fill-image draw:name="a1948" xlink:href="media/image1.png" xlink:show="embed" xlink:actuate="onLoad"/>
    <draw:fill-image draw:name="a2037" xlink:href="media/image1.png" xlink:show="embed" xlink:actuate="onLoad"/>
    <draw:fill-image draw:name="a1385" xlink:href="media/image1.png" xlink:show="embed" xlink:actuate="onLoad"/>
    <draw:fill-image draw:name="a2076" xlink:href="media/image1.png" xlink:show="embed" xlink:actuate="onLoad"/>
    <draw:fill-image draw:name="a1086" xlink:href="media/image1.png" xlink:show="embed" xlink:actuate="onLoad"/>
    <draw:fill-image draw:name="a0" xlink:href="media/image1.png" xlink:show="embed" xlink:actuate="onLoad"/>
    <draw:fill-image draw:name="a439" xlink:href="media/image1.png" xlink:show="embed" xlink:actuate="onLoad"/>
    <draw:fill-image draw:name="a1938" xlink:href="media/image1.png" xlink:show="embed" xlink:actuate="onLoad"/>
    <draw:fill-image draw:name="a1480" xlink:href="media/image1.png" xlink:show="embed" xlink:actuate="onLoad"/>
    <draw:fill-image draw:name="a1185" xlink:href="media/image1.png" xlink:show="embed" xlink:actuate="onLoad"/>
    <draw:fill-image draw:name="a1962" xlink:href="media/image1.png" xlink:show="embed" xlink:actuate="onLoad"/>
    <draw:fill-image draw:name="a697" xlink:href="media/image1.png" xlink:show="embed" xlink:actuate="onLoad"/>
    <draw:fill-image draw:name="a1595" xlink:href="media/image1.png" xlink:show="embed" xlink:actuate="onLoad"/>
    <draw:fill-image draw:name="a875" xlink:href="media/image1.png" xlink:show="embed" xlink:actuate="onLoad"/>
    <draw:fill-image draw:name="a236" xlink:href="media/image1.png" xlink:show="embed" xlink:actuate="onLoad"/>
    <draw:fill-image draw:name="a2018" xlink:href="media/image1.png" xlink:show="embed" xlink:actuate="onLoad"/>
    <draw:fill-image draw:name="a344" xlink:href="media/image1.png" xlink:show="embed" xlink:actuate="onLoad"/>
    <draw:fill-image draw:name="a2057" xlink:href="media/image1.png" xlink:show="embed" xlink:actuate="onLoad"/>
    <draw:fill-image draw:name="a1280" xlink:href="media/image1.png" xlink:show="embed" xlink:actuate="onLoad"/>
    <draw:fill-image draw:name="a2096" xlink:href="media/image1.png" xlink:show="embed" xlink:actuate="onLoad"/>
    <draw:fill-image draw:name="a200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26">
        <svg:title/>
        <svg:desc/>
        <draw:g draw:name="Group 9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2">
        <svg:title/>
        <svg:desc/>
        <draw:g draw:name="Group 12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1">
        <svg:title/>
        <svg:desc/>
        <draw:g draw:name="Group 9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67">
        <svg:title/>
        <svg:desc/>
        <draw:g draw:name="Group 15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18">
        <svg:title/>
        <svg:desc/>
        <draw:g draw:name="Group 1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ISHING</dc:title>
    <meta:initial-creator>Microsoft account</meta:initial-creator>
    <dc:creator>Microsoft account</dc:creator>
    <meta:creation-date>2023-10-25T08:56:31Z</meta:creation-date>
    <dc:date>2023-10-25T09:30:43Z</dc:date>
    <meta:template xlink:href="TM04033919%5b%5bfn=Circuit%5d%5d" xlink:type="simple"/>
    <meta:editing-cycles>3</meta:editing-cycles>
    <meta:editing-duration>PT2052S</meta:editing-duration>
    <meta:document-statistic meta:paragraph-count="46" meta:word-count="581"/>
  </office:meta>
</office:document-meta>
</file>